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3132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fo:font-variant="normal" fo:text-transform="none" fo:color="#404040" style:font-name="Lato" fo:font-size="12pt" fo:letter-spacing="normal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fo:font-variant="normal" fo:text-transform="none" fo:color="#408090" style:font-name="SFMono-Regular" fo:font-size="9pt" fo:letter-spacing="normal" fo:font-style="italic" fo:font-weight="normal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fo:font-variant="normal" fo:text-transform="none" fo:color="#408090" style:font-name="SFMono-Regular" fo:font-size="8pt" fo:letter-spacing="normal" fo:font-style="italic" fo:font-weight="normal" style:font-name-asian="Noto Sans Mono CJK SC" style:font-size-asian="8pt" style:font-name-complex="Liberation Mono" style:font-size-complex="8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paragraph-rsid="002609da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paragraph-rsid="002b0b55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1c93f" officeooo:paragraph-rsid="0021c93f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1c93f" officeooo:paragraph-rsid="0021c93f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b0b55" officeooo:paragraph-rsid="002b0b55"/>
    </style:style>
    <style:style style:name="P1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b0b55" officeooo:paragraph-rsid="002cd503"/>
    </style:style>
    <style:style style:name="P1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d964e" officeooo:paragraph-rsid="002d964e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2f1d62" officeooo:paragraph-rsid="002f1d62"/>
    </style:style>
    <style:style style:name="P1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3779c1" officeooo:paragraph-rsid="003779c1"/>
    </style:style>
    <style:style style:name="P1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3779c1" officeooo:paragraph-rsid="003cf1b1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3779c1" officeooo:paragraph-rsid="003d95b4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3e1d4d" officeooo:paragraph-rsid="003e1d4d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21c93f" officeooo:paragraph-rsid="0021c93f" style:font-size-asian="15pt" style:font-weight-asian="bold" style:font-size-complex="15pt" style:font-weight-complex="bold"/>
    </style:style>
    <style:style style:name="P1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2609da" officeooo:paragraph-rsid="002609da" style:font-size-asian="15pt" style:font-weight-asian="bold" style:font-size-complex="15pt" style:font-weight-complex="bold"/>
    </style:style>
    <style:style style:name="P2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2b0b55" officeooo:paragraph-rsid="002b0b55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2d964e" officeooo:paragraph-rsid="002d964e" style:font-size-asian="15pt" style:font-weight-asian="bold" style:font-size-complex="15pt" style:font-weight-complex="bold"/>
    </style:style>
    <style:style style:name="P2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2f1d62" officeooo:paragraph-rsid="002f1d62" style:font-size-asian="15pt" style:font-weight-asian="bold" style:font-size-complex="15pt" style:font-weight-complex="bold"/>
    </style:style>
    <style:style style:name="P2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5pt" fo:letter-spacing="normal" fo:font-style="normal" fo:font-weight="bold" officeooo:rsid="003779c1" officeooo:paragraph-rsid="003779c1" style:font-size-asian="15pt" style:font-weight-asian="bold" style:font-size-complex="15pt" style:font-weight-complex="bold"/>
    </style:style>
    <style:style style:name="P2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6pt" fo:letter-spacing="normal" fo:font-style="normal" fo:font-weight="bold" officeooo:rsid="003e1d4d" officeooo:paragraph-rsid="003e1d4d" style:font-size-asian="16pt" style:font-weight-asian="bold" style:font-size-complex="16pt" style:font-weight-complex="bold"/>
    </style:style>
    <style:style style:name="P2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ato" fo:font-size="15pt" fo:letter-spacing="normal" fo:font-style="normal" fo:font-weight="bold" officeooo:rsid="0021c93f" officeooo:paragraph-rsid="0021c93f" style:font-size-asian="15pt" style:font-weight-asian="bold" style:font-size-complex="15pt" style:font-weight-complex="bold"/>
    </style:style>
    <style:style style:name="P26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27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fo:font-variant="normal" fo:text-transform="none" fo:color="#404040" style:font-name="SFMono-Regular" fo:font-size="8pt" fo:letter-spacing="normal" fo:font-style="normal" fo:font-weight="normal" style:font-size-asian="8pt" style:font-size-complex="8pt"/>
    </style:style>
    <style:style style:name="P28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fo:font-variant="normal" fo:text-transform="none" fo:color="#404040" fo:letter-spacing="normal"/>
    </style:style>
    <style:style style:name="P29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fo:font-variant="normal" fo:text-transform="none" fo:color="#404040" fo:font-size="8pt" fo:letter-spacing="normal" style:font-size-asian="8pt" style:font-size-complex="8pt"/>
    </style:style>
    <style:style style:name="P30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</style:style>
    <style:style style:name="P31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fo:font-size="8pt" style:font-size-asian="8pt" style:font-size-complex="8pt"/>
    </style:style>
    <style:style style:name="P32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style:font-name="SFMono-Regular" fo:font-size="8pt" style:font-size-asian="8pt" style:font-size-complex="8pt"/>
    </style:style>
    <style:style style:name="P33" style:family="paragraph" style:parent-style-name="Preformatted_20_Text">
      <loext:graphic-properties draw:fill="solid" draw:fill-color="#fafafa" draw:opacity="100%"/>
      <style:paragraph-properties fo:margin-top="0in" fo:margin-bottom="0in" loext:contextual-spacing="false" fo:line-height="140%" fo:orphans="2" fo:widows="2" fo:background-color="#fafafa" fo:padding="0in" fo:border="none"/>
      <style:text-properties style:font-name="SFMono-Regular" fo:font-size="9pt"/>
    </style:style>
    <style:style style:name="P34" style:family="paragraph" style:parent-style-name="Table_20_Contents">
      <style:text-properties style:font-name="Lato" fo:font-size="12pt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ato" fo:font-size="12pt" officeooo:rsid="003b53ff" officeooo:paragraph-rsid="003b53ff" style:font-name-asian="Noto Sans Mono CJK SC" style:font-size-asian="10pt" style:font-name-complex="Liberation Mono" style:font-size-complex="10pt"/>
    </style:style>
    <style:style style:name="P36" style:family="paragraph" style:parent-style-name="Text_20_body">
      <style:paragraph-properties fo:margin-left="0in" fo:margin-right="0in" fo:text-indent="0in" style:auto-text-indent="false"/>
    </style:style>
    <style:style style:name="P3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3779c1" officeooo:paragraph-rsid="003779c1"/>
    </style:style>
    <style:style style:name="P3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ato" fo:font-size="12pt" fo:letter-spacing="normal" fo:font-style="normal" fo:font-weight="bold" officeooo:rsid="0045a95c" officeooo:paragraph-rsid="0045a95c" style:font-weight-asian="bold" style:font-weight-complex="bold"/>
    </style:style>
    <style:style style:name="P39" style:family="paragraph" style:parent-style-name="Text_20_body">
      <style:paragraph-properties fo:margin-left="0in" fo:margin-right="0in" fo:orphans="2" fo:widows="2" fo:text-indent="0in" style:auto-text-indent="false"/>
    </style:style>
    <style:style style:name="P4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3e1d4d"/>
    </style:style>
    <style:style style:name="P4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444f01"/>
    </style:style>
    <style:style style:name="P42" style:family="paragraph" style:parent-style-name="Text_20_body">
      <style:paragraph-properties fo:margin-left="0in" fo:margin-right="0in" fo:orphans="2" fo:widows="2" fo:text-indent="0in" style:auto-text-indent="false"/>
      <style:text-properties officeooo:rsid="0042a340" officeooo:paragraph-rsid="0042a340"/>
    </style:style>
    <style:style style:name="P43" style:family="paragraph" style:parent-style-name="Text_20_body">
      <style:paragraph-properties fo:margin-left="0in" fo:margin-right="0in" fo:orphans="2" fo:widows="2" fo:text-indent="0in" style:auto-text-indent="false"/>
      <style:text-properties fo:font-size="15pt" fo:font-weight="bold" officeooo:rsid="0042a340" officeooo:paragraph-rsid="0042a34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orphans="2" fo:widows="2" fo:text-indent="0in" style:auto-text-indent="false"/>
      <style:text-properties fo:font-size="15pt" fo:font-weight="bold" officeooo:rsid="00431d49" officeooo:paragraph-rsid="00431d49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orphans="2" fo:widows="2" fo:text-indent="0in" style:auto-text-indent="false"/>
      <style:text-properties officeooo:rsid="00431d49" officeooo:paragraph-rsid="00431d49"/>
    </style:style>
    <style:style style:name="P46" style:family="paragraph" style:parent-style-name="Text_20_body">
      <style:paragraph-properties fo:margin-left="0in" fo:margin-right="0in" fo:orphans="2" fo:widows="2" fo:text-indent="0in" style:auto-text-indent="false"/>
      <style:text-properties officeooo:rsid="0045a95c" officeooo:paragraph-rsid="0045a95c"/>
    </style:style>
    <style:style style:name="T1" style:family="text">
      <style:text-properties fo:color="#007020" fo:font-weight="bold"/>
    </style:style>
    <style:style style:name="T2" style:family="text">
      <style:text-properties fo:color="#007020" style:font-name="SFMono-Regular" fo:font-size="9pt" fo:font-style="normal" fo:font-weight="bold"/>
    </style:style>
    <style:style style:name="T3" style:family="text">
      <style:text-properties fo:color="#007020" style:font-name="SFMono-Regular" fo:font-style="normal" fo:font-weight="bold"/>
    </style:style>
    <style:style style:name="T4" style:family="text">
      <style:text-properties fo:color="#bbbbbb"/>
    </style:style>
    <style:style style:name="T5" style:family="text">
      <style:text-properties fo:color="#bbbbbb" style:font-name="SFMono-Regular" fo:font-size="9pt" fo:font-style="normal" fo:font-weight="normal"/>
    </style:style>
    <style:style style:name="T6" style:family="text">
      <style:text-properties fo:color="#bbbbbb" style:font-name="SFMono-Regular" fo:font-style="normal" fo:font-weight="normal"/>
    </style:style>
    <style:style style:name="T7" style:family="text">
      <style:text-properties fo:color="#666666"/>
    </style:style>
    <style:style style:name="T8" style:family="text">
      <style:text-properties fo:color="#666666" style:font-name="SFMono-Regular" fo:font-size="9pt" fo:font-style="normal" fo:font-weight="normal"/>
    </style:style>
    <style:style style:name="T9" style:family="text">
      <style:text-properties fo:color="#666666" style:font-name="SFMono-Regular" fo:font-style="normal" fo:font-weight="normal"/>
    </style:style>
    <style:style style:name="T10" style:family="text">
      <style:text-properties fo:color="#d55537" fo:font-weight="bold"/>
    </style:style>
    <style:style style:name="T11" style:family="text">
      <style:text-properties fo:font-weight="normal"/>
    </style:style>
    <style:style style:name="T12" style:family="text">
      <style:text-properties style:font-name="SFMono-Regular"/>
    </style:style>
    <style:style style:name="T13" style:family="text">
      <style:text-properties style:font-name="SFMono-Regular" fo:font-style="normal" fo:font-weight="normal"/>
    </style:style>
    <style:style style:name="T14" style:family="text">
      <style:text-properties style:font-name="SFMono-Regular" fo:font-size="9pt" fo:font-style="normal" fo:font-weight="normal"/>
    </style:style>
    <style:style style:name="T15" style:family="text">
      <style:text-properties style:font-name="SFMono-Regular" fo:background-color="#ffff00" loext:char-shading-value="0"/>
    </style:style>
    <style:style style:name="T16" style:family="text">
      <style:text-properties fo:color="#902000"/>
    </style:style>
    <style:style style:name="T17" style:family="text">
      <style:text-properties fo:color="#902000" style:font-name="SFMono-Regular" fo:font-size="9pt" fo:font-style="normal" fo:font-weight="normal"/>
    </style:style>
    <style:style style:name="T18" style:family="text">
      <style:text-properties fo:color="#902000" style:font-name="SFMono-Regular" fo:font-style="normal" fo:font-weight="normal"/>
    </style:style>
    <style:style style:name="T19" style:family="text">
      <style:text-properties fo:color="#bb60d5"/>
    </style:style>
    <style:style style:name="T20" style:family="text">
      <style:text-properties fo:color="#bb60d5" style:font-name="SFMono-Regular" fo:font-size="9pt" fo:font-style="normal" fo:font-weight="normal"/>
    </style:style>
    <style:style style:name="T21" style:family="text">
      <style:text-properties fo:color="#bb60d5" style:font-name="SFMono-Regular" fo:font-style="normal" fo:font-weight="normal"/>
    </style:style>
    <style:style style:name="T22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23" style:family="text">
      <style:text-properties fo:font-variant="normal" fo:text-transform="none" fo:color="#404040" style:font-name="Lato" fo:font-size="12pt" fo:letter-spacing="normal" fo:font-style="normal" fo:font-weight="normal" officeooo:rsid="003e1d4d"/>
    </style:style>
    <style:style style:name="T24" style:family="text">
      <style:text-properties fo:font-variant="normal" fo:text-transform="none" fo:color="#404040" style:font-name="Lato" fo:font-size="12pt" fo:letter-spacing="normal" fo:font-style="normal" fo:font-weight="normal" fo:background-color="#ffff00" loext:char-shading-value="0"/>
    </style:style>
    <style:style style:name="T25" style:family="text">
      <style:text-properties fo:font-variant="normal" fo:text-transform="none" fo:color="#404040" style:font-name="Lato" fo:font-size="12pt" fo:letter-spacing="normal" fo:font-style="normal" fo:font-weight="normal" officeooo:rsid="003e1d4d" fo:background-color="#ffff00" loext:char-shading-value="0"/>
    </style:style>
    <style:style style:name="T26" style:family="text">
      <style:text-properties fo:font-variant="normal" fo:text-transform="none" fo:color="#404040" style:font-name="Lato" fo:font-size="12pt" fo:letter-spacing="normal" fo:font-style="normal" fo:font-weight="normal" fo:background-color="#ffff00" loext:char-shading-value="0"/>
    </style:style>
    <style:style style:name="T27" style:family="text">
      <style:text-properties fo:font-variant="normal" fo:text-transform="none" fo:color="#404040" style:font-name="Lato" fo:letter-spacing="normal" fo:font-style="normal"/>
    </style:style>
    <style:style style:name="T28" style:family="text">
      <style:text-properties fo:font-variant="normal" fo:text-transform="none" fo:color="#404040" style:font-name="SFMono-Regular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29" style:family="text">
      <style:text-properties fo:font-variant="normal" fo:text-transform="none" fo:color="#404040" fo:letter-spacing="normal"/>
    </style:style>
    <style:style style:name="T30" style:family="text">
      <style:text-properties fo:font-variant="normal" fo:text-transform="none" fo:color="#404040" fo:letter-spacing="normal" fo:font-style="normal" fo:font-weight="normal"/>
    </style:style>
    <style:style style:name="T31" style:family="text">
      <style:text-properties fo:font-variant="normal" fo:text-transform="none" fo:color="#e74c3c" style:font-name="SFMono-Regular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32" style:family="text">
      <style:text-properties fo:font-variant="normal" fo:text-transform="none" fo:color="#e74c3c" style:font-name="SFMono-Regular" fo:font-size="9pt" fo:letter-spacing="normal" fo:font-style="normal" fo:font-weight="normal" officeooo:rsid="003e1d4d" fo:background-color="#ffffff" loext:char-shading-value="0" loext:padding-left="0.052in" loext:padding-right="0.052in" loext:padding-top="0.0209in" loext:padding-bottom="0.0209in" loext:border="0.06pt solid #e1e4e5"/>
    </style:style>
    <style:style style:name="T33" style:family="text">
      <style:text-properties fo:font-variant="normal" fo:text-transform="none" fo:color="#002fa7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2fa7" style:text-line-through-style="none" style:text-line-through-type="none" style:font-name="Lato" fo:font-size="12pt" fo:letter-spacing="normal" fo:font-style="normal" style:text-underline-style="none" style:text-blinking="false"/>
    </style:style>
    <style:style style:name="T35" style:family="text">
      <style:text-properties fo:font-variant="normal" fo:text-transform="none" fo:color="#002fa7" style:text-line-through-style="none" style:text-line-through-type="none" style:font-name="Lato" fo:font-size="12pt" fo:letter-spacing="normal" fo:font-style="normal" style:text-underline-style="none" fo:font-weight="bold" style:text-blinking="false" style:font-weight-asian="bold" style:font-weight-complex="bold"/>
    </style:style>
    <style:style style:name="T36" style:family="text">
      <style:text-properties fo:font-variant="normal" fo:text-transform="none" fo:color="#002fa7" style:text-line-through-style="none" style:text-line-through-type="none" style:font-name="Lato" fo:letter-spacing="normal" fo:font-style="normal" style:text-underline-style="none" fo:font-weight="bold" style:text-blinking="false" style:font-weight-asian="bold" style:font-weight-complex="bold"/>
    </style:style>
    <style:style style:name="T37" style:family="text">
      <style:text-properties fo:font-variant="normal" fo:text-transform="none" fo:color="#002fa7" style:text-line-through-style="none" style:text-line-through-type="none" style:font-name="Lato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Lato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Lato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normal" style:text-blinking="false" fo:background-color="#ffff00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normal" style:text-blinking="false" fo:background-color="#ffff00" loext:char-shading-value="0"/>
    </style:style>
    <style:style style:name="T43" style:family="text">
      <style:text-properties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fo:color="#e74c3c" style:font-name="SFMono-Regular" fo:font-size="9pt" fo:background-color="#ffffff" loext:char-shading-value="0" loext:padding-left="0.052in" loext:padding-right="0.052in" loext:padding-top="0.0209in" loext:padding-bottom="0.0209in" loext:border="0.06pt solid #e1e4e5"/>
    </style:style>
    <style:style style:name="T46" style:family="text">
      <style:text-properties fo:color="#e74c3c" style:font-name="SFMono-Regular" fo:font-size="9pt" officeooo:rsid="002609da" fo:background-color="#ffffff" loext:char-shading-value="0" style:font-size-asian="15pt" style:font-weight-asian="bold" style:font-size-complex="15pt" style:font-weight-complex="bold" loext:padding-left="0.052in" loext:padding-right="0.052in" loext:padding-top="0.0209in" loext:padding-bottom="0.0209in" loext:border="0.06pt solid #e1e4e5"/>
    </style:style>
    <style:style style:name="T47" style:family="text">
      <style:text-properties fo:color="#e74c3c" style:font-name="SFMono-Regular" fo:font-size="9pt" fo:background-color="#ffff00" loext:char-shading-value="0" loext:padding-left="0.052in" loext:padding-right="0.052in" loext:padding-top="0.0209in" loext:padding-bottom="0.0209in" loext:border="0.06pt solid #e1e4e5"/>
    </style:style>
    <style:style style:name="T48" style:family="text">
      <style:text-properties officeooo:rsid="002609da" style:font-size-asian="15pt" style:font-weight-asian="bold" style:font-size-complex="15pt" style:font-weight-complex="bold"/>
    </style:style>
    <style:style style:name="T49" style:family="text">
      <style:text-properties fo:color="#408090" style:font-name="SFMono-Regular" fo:font-style="italic" fo:font-weight="normal"/>
    </style:style>
    <style:style style:name="T50" style:family="text">
      <style:text-properties fo:font-size="15pt" fo:font-weight="bold" style:font-size-asian="15pt" style:font-weight-asian="bold" style:font-size-complex="15pt" style:font-weight-complex="bold"/>
    </style:style>
    <style:style style:name="T51" style:family="text">
      <style:text-properties fo:font-size="15pt" fo:font-weight="normal" style:font-size-asian="15pt" style:font-weight-asian="normal" style:font-size-complex="15pt" style:font-weight-complex="normal"/>
    </style:style>
    <style:style style:name="T52" style:family="text">
      <style:text-properties fo:font-size="15pt" fo:font-weight="normal" officeooo:rsid="002cd503" style:font-size-asian="15pt" style:font-weight-asian="normal" style:font-size-complex="15pt" style:font-weight-complex="normal"/>
    </style:style>
    <style:style style:name="T53" style:family="text">
      <style:text-properties fo:color="#002fa7" style:text-line-through-style="none" style:text-line-through-type="none" style:text-underline-style="none" style:text-blinking="false"/>
    </style:style>
    <style:style style:name="T54" style:family="text">
      <style:text-properties fo:background-color="#ff0000" loext:char-shading-value="0"/>
    </style:style>
    <style:style style:name="T55" style:family="text">
      <style:text-properties fo:color="#4070a0"/>
    </style:style>
    <style:style style:name="T56" style:family="text">
      <style:text-properties fo:color="#4070a0" style:font-name="SFMono-Regular" fo:font-size="9pt" fo:font-style="normal" fo:font-weight="normal"/>
    </style:style>
    <style:style style:name="T57" style:family="text">
      <style:text-properties fo:color="#4070a0" style:font-name="SFMono-Regular" fo:font-size="9pt" fo:font-style="normal" fo:font-weight="bold"/>
    </style:style>
    <style:style style:name="T58" style:family="text">
      <style:text-properties fo:color="#06287e" style:font-name="SFMono-Regular" fo:font-size="9pt" fo:font-style="normal" fo:font-weight="normal"/>
    </style:style>
    <style:style style:name="T59" style:family="text">
      <style:text-properties fo:color="#000000" style:text-line-through-style="none" style:text-line-through-type="none" fo:font-size="15pt" style:text-underline-style="none" fo:font-weight="bold" style:text-blinking="false" style:font-size-asian="15pt" style:font-weight-asian="bold" style:font-size-complex="15pt" style:font-weight-complex="bold"/>
    </style:style>
    <style:style style:name="T60" style:family="text">
      <style:text-properties fo:color="#000000" style:text-line-through-style="none" style:text-line-through-type="none" style:text-underline-style="none" style:text-blinking="false"/>
    </style:style>
    <style:style style:name="T61" style:family="text">
      <style:text-properties fo:color="#000000" style:text-line-through-style="none" style:text-line-through-type="none" style:text-underline-style="none" style:text-blinking="false" fo:background-color="#ffff00" loext:char-shading-value="0"/>
    </style:style>
    <style:style style:name="T62" style:family="text">
      <style:text-properties fo:color="#000000" style:font-name="SFMono-Regular" fo:font-size="15pt" fo:font-weight="bold" officeooo:rsid="003d95b4" fo:background-color="#ffffff" loext:char-shading-value="0" style:font-size-asian="15pt" style:font-weight-asian="bold" style:font-size-complex="15pt" style:font-weight-complex="bold" loext:padding-left="0.052in" loext:padding-right="0.052in" loext:padding-top="0.0209in" loext:padding-bottom="0.0209in" loext:border="0.06pt solid #e1e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This contract does not do much yet apart from <text:span text:style-name="T44">allowing anyone</text:span> to <text:span text:style-name="T44">store a single number</text:span> that is <text:span text:style-name="T44">accessible by anyone</text:span> in the world without a (feasible) way to prevent you from publishing this number. Anyone could call <text:span text:style-name="Source_20_Text"><text:span text:style-name="T45">set </text:span></text:span>again with a different value and overwrite your number, but the <text:span text:style-name="T44">number is still stored in the history of the blockchain</text:span>.</text:p>
      <text:p text:style-name="P5"/>
      <table:table table:name="Table1" table:style-name="Table1">
        <table:table-column table:style-name="Table1.A"/>
        <table:table-row table:style-name="TableLine94045339731712">
          <table:table-cell table:style-name="Table1.A1" office:value-type="string">
            <text:p text:style-name="P3">// SPDX-License-Identifier: GPL-3.0</text:p>
            <text:p text:style-name="P26"><text:span text:style-name="T1">pragma solidity</text:span><text:span text:style-name="T4"> </text:span><text:span text:style-name="T7">&gt;=</text:span><text:span text:style-name="T1">0.4.16</text:span><text:span text:style-name="T4"> </text:span><text:span text:style-name="T7">&lt;</text:span><text:span text:style-name="T1">0.9.0</text:span>;</text:p>
            <text:p text:style-name="P30"/>
            <text:p text:style-name="P26"><text:span text:style-name="T1">contract</text:span><text:span text:style-name="T4"> </text:span><text:span text:style-name="T10">SimpleStorage</text:span><text:span text:style-name="T4"> </text:span>{</text:p>
            <text:p text:style-name="P28"><text:span text:style-name="T4"><text:s text:c="4"/></text:span><text:span text:style-name="T17">uint</text:span><text:span text:style-name="T5"> </text:span><text:span text:style-name="T20">storedData</text:span><text:span text:style-name="T14">;</text:span></text:p>
            <text:p text:style-name="P30"/>
            <text:p text:style-name="P28"><text:span text:style-name="T4"><text:s text:c="4"/></text:span><text:span text:style-name="T17">function</text:span><text:span text:style-name="T5"> </text:span><text:span text:style-name="T20">set</text:span><text:span text:style-name="T14">(</text:span><text:span text:style-name="T17">uint</text:span><text:span text:style-name="T5"> </text:span><text:span text:style-name="T20">x</text:span><text:span text:style-name="T14">)</text:span><text:span text:style-name="T5"> </text:span><text:span text:style-name="T17">public</text:span><text:span text:style-name="T5"> </text:span><text:span text:style-name="T14">{</text:span></text:p>
            <text:p text:style-name="P28"><text:span text:style-name="T4"><text:s text:c="8"/></text:span><text:span text:style-name="T14">storedData</text:span><text:span text:style-name="T5"> </text:span><text:span text:style-name="T8">=</text:span><text:span text:style-name="T5"> </text:span><text:span text:style-name="T14">x;</text:span></text:p>
            <text:p text:style-name="P28"><text:span text:style-name="T4"><text:s text:c="4"/></text:span><text:span text:style-name="T14">}</text:span></text:p>
            <text:p text:style-name="P30"/>
            <text:p text:style-name="P28"><text:span text:style-name="T4"><text:s text:c="4"/></text:span><text:span text:style-name="T17">function</text:span><text:span text:style-name="T5"> </text:span><text:span text:style-name="T20">get</text:span><text:span text:style-name="T14">()</text:span><text:span text:style-name="T5"> </text:span><text:span text:style-name="T17">public</text:span><text:span text:style-name="T5"> </text:span><text:span text:style-name="T14">view</text:span><text:span text:style-name="T5"> </text:span><text:span text:style-name="T17">returns</text:span><text:span text:style-name="T5"> </text:span><text:span text:style-name="T14">(</text:span><text:span text:style-name="T17">uint</text:span><text:span text:style-name="T14">)</text:span><text:span text:style-name="T5"> </text:span><text:span text:style-name="T14">{</text:span></text:p>
            <text:p text:style-name="P28"><text:span text:style-name="T4"><text:s text:c="8"/></text:span><text:span text:style-name="T17">return</text:span><text:span text:style-name="T5"> </text:span><text:span text:style-name="T14">storedData;</text:span></text:p>
            <text:p text:style-name="P28"><text:span text:style-name="T4"><text:s text:c="4"/></text:span><text:span text:style-name="T14">}</text:span></text:p>
            <text:p text:style-name="P26">}</text:p>
            <text:p text:style-name="P34"/>
          </table:table-cell>
        </table:table-row>
      </table:table>
      <text:p text:style-name="P5"/>
      <text:p text:style-name="P5"/>
      <text:p text:style-name="P5"/>
      <text:p text:style-name="P18">Contract</text:p>
      <text:p text:style-name="P8">A contract in the sense of Solidity is a collection of code (its <text:span text:style-name="Emphasis">functions</text:span>) and data (its <text:span text:style-name="Emphasis">state</text:span>) that <text:span text:style-name="T44">resides at a specific address on the Ethereum</text:span> blockchain.</text:p>
      <text:p text:style-name="P8"/>
      <text:p text:style-name="P25"><text:span text:style-name="T12">Uint storedData</text:span></text:p>
      <text:p text:style-name="P9"><text:span text:style-name="T12">You can think of it as </text:span><text:span text:style-name="T15">a single slot in a database</text:span><text:span text:style-name="T12"> that you can query and alter by calling functions of the code that manages the database.</text:span></text:p>
      <text:p text:style-name="P9"><text:span text:style-name="T12"/></text:p>
      <text:p text:style-name="P19"><text:span text:style-name="T12">this</text:span></text:p>
      <text:p text:style-name="P6"><text:span text:style-name="T48">To access a member (like a state variable) of the current contract, you do not typically add the </text:span><text:span text:style-name="Source_20_Text"><text:span text:style-name="T46">this. </text:span></text:span><text:span text:style-name="T48">Prefix, </text:span>you just access it directly via its nam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he contract allows only its creator to <text:span text:style-name="T44">create new coins</text:span>.</text:p>
      <text:p text:style-name="P6"><text:span text:style-name="T44">Anyone can send coins to each other</text:span> without a need for registering with a username and password, all you need is an Ethereum keypair.</text:p>
      <text:p text:style-name="P6"/>
      <table:table table:name="Table2" table:style-name="Table2">
        <table:table-column table:style-name="Table2.A"/>
        <table:table-row table:style-name="TableLine94045353153264">
          <table:table-cell table:style-name="Table2.A1" office:value-type="string">
            <text:p text:style-name="P4">// SPDX-License-Identifier: GPL-3.0</text:p>
            <text:p text:style-name="P27"><text:span text:style-name="T1">pragma solidity</text:span><text:span text:style-name="T4"> </text:span><text:span text:style-name="T7">^</text:span><text:span text:style-name="T1">0.8.4</text:span>;</text:p>
            <text:p text:style-name="P31"/>
            <text:p text:style-name="P27"><text:span text:style-name="T1">contract</text:span><text:span text:style-name="T4"> </text:span><text:span text:style-name="T10">Coin</text:span><text:span text:style-name="T4"> </text:span>{</text:p>
            <text:p text:style-name="P29"><text:span text:style-name="T4"><text:s text:c="4"/></text:span><text:span text:style-name="T49">// The keyword "public" makes variables</text:span></text:p>
            <text:p text:style-name="P29"><text:span text:style-name="T4"><text:s text:c="4"/></text:span><text:span text:style-name="T49">// accessible from other contracts</text:span></text:p>
            <text:p text:style-name="P29"><text:span text:style-name="T4"><text:s text:c="4"/></text:span><text:span text:style-name="T18">address</text:span><text:span text:style-name="T6"> </text:span><text:span text:style-name="T3">public </text:span><text:span text:style-name="T21">minter</text:span><text:span text:style-name="T13">;</text:span></text:p>
            <text:p text:style-name="P29"><text:span text:style-name="T4"><text:s text:c="4"/></text:span><text:span text:style-name="T18">mapping</text:span><text:span text:style-name="T6"> </text:span><text:span text:style-name="T13">(</text:span><text:span text:style-name="T18">address</text:span><text:span text:style-name="T6"> </text:span><text:span text:style-name="T9">=&gt;</text:span><text:span text:style-name="T6"> </text:span><text:span text:style-name="T18">uint</text:span><text:span text:style-name="T13">)</text:span><text:span text:style-name="T6"> </text:span><text:span text:style-name="T18">public</text:span><text:span text:style-name="T6"> </text:span><text:span text:style-name="T13">balances;</text:span></text:p>
            <text:p text:style-name="P31"/>
            <text:p text:style-name="P29"><text:span text:style-name="T4"><text:s text:c="4"/></text:span><text:span text:style-name="T49">// Events allow clients to react to specific</text:span></text:p>
            <text:p text:style-name="P29"><text:span text:style-name="T4"><text:s text:c="4"/></text:span><text:span text:style-name="T49">// contract changes you declare</text:span></text:p>
            <text:p text:style-name="P29"><text:span text:style-name="T4"><text:s text:c="4"/></text:span><text:span text:style-name="T18">event</text:span><text:span text:style-name="T6"> </text:span><text:span text:style-name="T21">Sent</text:span><text:span text:style-name="T13">(</text:span><text:span text:style-name="T18">address</text:span><text:span text:style-name="T6"> </text:span><text:span text:style-name="T21">from</text:span><text:span text:style-name="T13">,</text:span><text:span text:style-name="T6"> </text:span><text:span text:style-name="T18">address</text:span><text:span text:style-name="T6"> </text:span><text:span text:style-name="T21">to</text:span><text:span text:style-name="T13">,</text:span><text:span text:style-name="T6"> </text:span><text:span text:style-name="T18">uint</text:span><text:span text:style-name="T6"> </text:span><text:span text:style-name="T21">amount</text:span><text:span text:style-name="T13">);</text:span></text:p>
            <text:p text:style-name="P31"/>
            <text:p text:style-name="P29"><text:span text:style-name="T4"><text:s text:c="4"/></text:span><text:span text:style-name="T49">// Constructor code is only run when the contract</text:span></text:p>
            <text:p text:style-name="P29"><text:span text:style-name="T4"><text:s text:c="4"/></text:span><text:span text:style-name="T49">// is created</text:span></text:p>
            <text:p text:style-name="P29"><text:span text:style-name="T4"><text:s text:c="4"/></text:span><text:span text:style-name="T18">constructor</text:span><text:span text:style-name="T13">()</text:span><text:span text:style-name="T6"> </text:span><text:span text:style-name="T13">{</text:span></text:p>
            <text:p text:style-name="P29"><text:span text:style-name="T4"><text:s text:c="8"/></text:span><text:span text:style-name="T13">minter</text:span><text:span text:style-name="T6"> </text:span><text:span text:style-name="T9">=</text:span><text:span text:style-name="T6"> </text:span><text:span text:style-name="T3">msg.sender</text:span><text:span text:style-name="T13">;</text:span></text:p>
            <text:p text:style-name="P29"><text:span text:style-name="T4"><text:s text:c="4"/></text:span><text:span text:style-name="T13">}</text:span></text:p>
            <text:p text:style-name="P31"/>
            <text:p text:style-name="P29"><text:span text:style-name="T4"><text:s text:c="4"/></text:span><text:span text:style-name="T49">// Sends an amount of newly created coins to an address</text:span></text:p>
            <text:p text:style-name="P29"><text:span text:style-name="T4"><text:s text:c="4"/></text:span><text:span text:style-name="T49">// Can only be called by the contract creator</text:span></text:p>
            <text:p text:style-name="P29"><text:span text:style-name="T4"><text:s text:c="4"/></text:span><text:span text:style-name="T18">function</text:span><text:span text:style-name="T6"> </text:span><text:span text:style-name="T21">mint</text:span><text:span text:style-name="T13">(</text:span><text:span text:style-name="T18">address</text:span><text:span text:style-name="T6"> </text:span><text:span text:style-name="T21">receiver</text:span><text:span text:style-name="T13">,</text:span><text:span text:style-name="T6"> </text:span><text:span text:style-name="T18">uint</text:span><text:span text:style-name="T6"> </text:span><text:span text:style-name="T21">amount</text:span><text:span text:style-name="T13">)</text:span><text:span text:style-name="T6"> </text:span><text:span text:style-name="T18">public</text:span><text:span text:style-name="T6"> </text:span><text:span text:style-name="T13">{</text:span></text:p>
            <text:p text:style-name="P29"><text:span text:style-name="T4"><text:s text:c="8"/></text:span><text:span text:style-name="T18">require</text:span><text:span text:style-name="T13">(</text:span><text:span text:style-name="T3">msg.sender</text:span><text:span text:style-name="T6"> </text:span><text:span text:style-name="T9">==</text:span><text:span text:style-name="T6"> </text:span><text:span text:style-name="T13">minter);</text:span></text:p>
            <text:p text:style-name="P29"><text:span text:style-name="T4"><text:s text:c="8"/></text:span><text:span text:style-name="T13">balances[receiver]</text:span><text:span text:style-name="T6"> </text:span><text:span text:style-name="T9">+=</text:span><text:span text:style-name="T6"> </text:span><text:span text:style-name="T13">amount;</text:span></text:p>
            <text:p text:style-name="P29"><text:span text:style-name="T4"><text:s text:c="4"/></text:span><text:span text:style-name="T13">}</text:span></text:p>
            <text:p text:style-name="P31"/>
            <text:p text:style-name="P29"><text:span text:style-name="T4"><text:s text:c="4"/></text:span><text:span text:style-name="T49">// Errors allow you to provide information about</text:span></text:p>
            <text:p text:style-name="P29"><text:span text:style-name="T4"><text:s text:c="4"/></text:span><text:span text:style-name="T49">// why an operation failed. They are returned</text:span></text:p>
            <text:p text:style-name="P29"><text:span text:style-name="T4"><text:s text:c="4"/></text:span><text:span text:style-name="T49">// to the caller of the function.</text:span></text:p>
            <text:p text:style-name="P29"><text:span text:style-name="T4"><text:s text:c="4"/></text:span><text:span text:style-name="T13">error</text:span><text:span text:style-name="T6"> </text:span><text:span text:style-name="T13">InsufficientBalance(</text:span><text:span text:style-name="T18">uint</text:span><text:span text:style-name="T6"> </text:span><text:span text:style-name="T21">requested</text:span><text:span text:style-name="T13">,</text:span><text:span text:style-name="T6"> </text:span><text:span text:style-name="T18">uint</text:span><text:span text:style-name="T6"> </text:span><text:span text:style-name="T21">available</text:span><text:span text:style-name="T13">);</text:span></text:p>
            <text:p text:style-name="P31"/>
            <text:p text:style-name="P29"><text:span text:style-name="T4"><text:s text:c="4"/></text:span><text:span text:style-name="T49">// Sends an amount of existing coins</text:span></text:p>
            <text:p text:style-name="P29"><text:span text:style-name="T4"><text:s text:c="4"/></text:span><text:span text:style-name="T49">// from any caller to an address</text:span></text:p>
            <text:p text:style-name="P29"><text:span text:style-name="T4"><text:s text:c="4"/></text:span><text:span text:style-name="T18">function</text:span><text:span text:style-name="T6"> </text:span><text:span text:style-name="T21">send</text:span><text:span text:style-name="T13">(</text:span><text:span text:style-name="T18">address</text:span><text:span text:style-name="T6"> </text:span><text:span text:style-name="T21">receiver</text:span><text:span text:style-name="T13">,</text:span><text:span text:style-name="T6"> </text:span><text:span text:style-name="T18">uint</text:span><text:span text:style-name="T6"> </text:span><text:span text:style-name="T21">amount</text:span><text:span text:style-name="T13">)</text:span><text:span text:style-name="T6"> </text:span><text:span text:style-name="T18">public</text:span><text:span text:style-name="T6"> </text:span><text:span text:style-name="T13">{</text:span></text:p>
            <text:p text:style-name="P29"><text:span text:style-name="T4"><text:s text:c="8"/></text:span><text:span text:style-name="T18">if</text:span><text:span text:style-name="T6"> </text:span><text:span text:style-name="T13">(amount</text:span><text:span text:style-name="T6"> </text:span><text:span text:style-name="T9">&gt;</text:span><text:span text:style-name="T6"> </text:span><text:span text:style-name="T13">balances[</text:span><text:span text:style-name="T3">msg.sender</text:span><text:span text:style-name="T13">])</text:span></text:p>
            <text:p text:style-name="P29"><text:span text:style-name="T4"><text:s text:c="12"/></text:span><text:span text:style-name="T13">revert</text:span><text:span text:style-name="T6"> </text:span><text:span text:style-name="T13">InsufficientBalance({</text:span></text:p>
            <text:p text:style-name="P29"><text:span text:style-name="T4"><text:s text:c="16"/></text:span><text:span text:style-name="T13">requested:</text:span><text:span text:style-name="T6"> </text:span><text:span text:style-name="T13">amount,</text:span></text:p>
            <text:p text:style-name="P29"><text:span text:style-name="T4"><text:s text:c="16"/></text:span><text:span text:style-name="T13">available:</text:span><text:span text:style-name="T6"> </text:span><text:span text:style-name="T13">balances[</text:span><text:span text:style-name="T3">msg.sender</text:span><text:span text:style-name="T13">]</text:span></text:p>
            <text:p text:style-name="P29"><text:span text:style-name="T4"><text:s text:c="12"/></text:span><text:span text:style-name="T13">});</text:span></text:p>
            <text:p text:style-name="P31"/>
            <text:p text:style-name="P29"><text:span text:style-name="T4"><text:s text:c="8"/></text:span><text:span text:style-name="T13">balances[</text:span><text:span text:style-name="T3">msg.sender</text:span><text:span text:style-name="T13">]</text:span><text:span text:style-name="T6"> </text:span><text:span text:style-name="T9">-=</text:span><text:span text:style-name="T6"> </text:span><text:span text:style-name="T13">amount;</text:span></text:p>
            <text:p text:style-name="P29"><text:span text:style-name="T4"><text:s text:c="8"/></text:span><text:span text:style-name="T13">balances[receiver]</text:span><text:span text:style-name="T6"> </text:span><text:span text:style-name="T9">+=</text:span><text:span text:style-name="T6"> </text:span><text:span text:style-name="T13">amount;</text:span></text:p>
            <text:p text:style-name="P29"><text:span text:style-name="T4"><text:s text:c="8"/></text:span><text:span text:style-name="T13">emit</text:span><text:span text:style-name="T6"> </text:span><text:span text:style-name="T13">Sent(</text:span><text:span text:style-name="T3">msg.sender</text:span><text:span text:style-name="T13">,</text:span><text:span text:style-name="T6"> </text:span><text:span text:style-name="T13">receiver,</text:span><text:span text:style-name="T6"> </text:span><text:span text:style-name="T13">amount);</text:span></text:p>
            <text:p text:style-name="P29"><text:span text:style-name="T4"><text:s text:c="4"/></text:span><text:span text:style-name="T13">}</text:span></text:p>
            <text:p text:style-name="P32"><text:span text:style-name="T30">}</text:span></text:p>
          </table:table-cell>
        </table:table-row>
      </table:table>
      <text:p text:style-name="P7"><text:soft-page-break/><text:span text:style-name="Strong_20_Emphasis"><text:span text:style-name="T50">storage</text:span></text:span></text:p>
      <text:p text:style-name="P6"/>
      <text:p text:style-name="P6">Every account has a persistent key-value store mapping 256-bit words to 256-bit words called <text:span text:style-name="Strong_20_Emphasis"><text:span text:style-name="T11">storage</text:span></text:span>.</text:p>
      <text:p text:style-name="P6"/>
      <text:p text:style-name="P6"/>
      <text:p text:style-name="P20">Balance</text:p>
      <text:p text:style-name="P10">Furthermore, every account has a <text:span text:style-name="Strong_20_Emphasis"><text:span text:style-name="T11">balance </text:span></text:span>in Ether (in “Wei” to be exact, <text:span text:style-name="Source_20_Text"><text:span text:style-name="T45">1 ether </text:span></text:span>is <text:span text:style-name="Source_20_Text"><text:span text:style-name="T45">10**18 wei</text:span></text:span>) which can be modified by sending transactions that include Ether.</text:p>
      <text:p text:style-name="P10"/>
      <text:p text:style-name="P10"/>
      <text:p text:style-name="P11"><text:span text:style-name="Strong_20_Emphasis"><text:span text:style-name="T50">External accounts</text:span></text:span><text:span text:style-name="Strong_20_Emphasis"><text:span text:style-name="T51"> </text:span></text:span><text:span text:style-name="Strong_20_Emphasis"><text:span text:style-name="T52">v.s. </text:span></text:span><text:span text:style-name="Strong_20_Emphasis"><text:span text:style-name="T50">contract accounts</text:span></text:span></text:p>
      <text:p text:style-name="P10">There are two kinds of accounts in Ethereum which share the same address space: <text:span text:style-name="Strong_20_Emphasis"><text:span text:style-name="T11">External accounts </text:span></text:span>that are controlled by public-private key pairs (i.e. humans) and <text:span text:style-name="Strong_20_Emphasis"><text:span text:style-name="T11">contract accounts </text:span></text:span>which are controlled by the code stored together with the account.</text:p>
      <text:p text:style-name="P10"/>
      <text:p text:style-name="P21">Address</text:p>
      <text:p text:style-name="P12">The <text:span text:style-name="Source_20_Text"><text:span text:style-name="T45">address </text:span></text:span>type is a 160-bit value that does not allow any arithmetic operations. It is suitable for storing addresses of contracts.</text:p>
      <text:p text:style-name="P12">The address of an <text:span text:style-name="T44">external account</text:span> is determined from the <text:span text:style-name="T44">public key</text:span> while the address of a <text:span text:style-name="T44">contract</text:span> is determined at the time the contract is created (it is derived from the <text:span text:style-name="T44">creator address and the number of transactions sent</text:span> from that address, the so-called “<text:span text:style-name="T54">nonce</text:span>”).</text:p>
      <text:p text:style-name="P12"/>
      <text:p text:style-name="P12"/>
      <text:p text:style-name="P22">public</text:p>
      <text:p text:style-name="P13">The keyword <text:span text:style-name="Source_20_Text"><text:span text:style-name="T45">public </text:span></text:span>automatically <text:span text:style-name="T44">generates a function</text:span> that allows you to access the current value of the state variable from outside of the contract. Without this keyword, other contracts have no way to access the variable.</text:p>
      <text:p text:style-name="P13"/>
      <text:p text:style-name="P13">you would have a function and state variable with the <text:span text:style-name="T44">same name</text:span>. You do not need to do this, <text:span text:style-name="T44">the compiler figures it out for you</text:span>.</text:p>
      <text:p text:style-name="P13"/>
      <table:table table:name="Table4" table:style-name="Table4">
        <table:table-column table:style-name="Table4.A"/>
        <table:table-row table:style-name="TableLine94045349046016">
          <table:table-cell table:style-name="Table4.A1" office:value-type="string">
            <text:p text:style-name="P1"><text:span text:style-name="T16">address</text:span><text:span text:style-name="T4"> </text:span><text:span text:style-name="T1">public </text:span><text:span text:style-name="T19">minter</text:span>;</text:p>
            <text:p text:style-name="P34"/>
          </table:table-cell>
        </table:table-row>
      </table:table>
      <text:p text:style-name="P13"/>
      <text:p text:style-name="P13"/>
      <table:table table:name="Table3" table:style-name="Table3">
        <table:table-column table:style-name="Table3.A"/>
        <table:table-row table:style-name="TableLine94045357815456">
          <table:table-cell table:style-name="Table3.A1" office:value-type="string">
            <text:p text:style-name="P1"><text:span text:style-name="T16">function</text:span><text:span text:style-name="T4"> </text:span><text:span text:style-name="T19">minter</text:span>()<text:span text:style-name="T4"> </text:span><text:span text:style-name="T16">external</text:span><text:span text:style-name="T4"> </text:span>view<text:span text:style-name="T4"> </text:span><text:span text:style-name="T16">returns</text:span><text:span text:style-name="T4"> </text:span>(<text:span text:style-name="T16">address</text:span>)<text:span text:style-name="T4"> </text:span>{<text:span text:style-name="T4"> </text:span><text:span text:style-name="T16">return</text:span><text:span text:style-name="T4"> </text:span>minter;<text:span text:style-name="T4"> </text:span>}</text:p>
            <text:p text:style-name="P3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The <text:a xlink:type="simple" xlink:href="https://docs.soliditylang.org/en/v0.8.13/contracts.html#getter-functions" text:style-name="Internet_20_link" text:visited-style-name="Visited_20_Internet_20_Link">getter function</text:a><text:span text:style-name="T53"> </text:span>created by the <text:span text:style-name="Source_20_Text"><text:span text:style-name="T45">public </text:span></text:span>keyword is more complex in the case of a mapping. It looks like the following:</text:p>
      <text:p text:style-name="P13"/>
      <table:table table:name="Table5" table:style-name="Table5">
        <table:table-column table:style-name="Table5.A"/>
        <table:table-row table:style-name="TableLine94045353377824">
          <table:table-cell table:style-name="Table5.A1" office:value-type="string">
            <text:p text:style-name="P1"><text:span text:style-name="T16">function</text:span><text:span text:style-name="T4"> </text:span><text:span text:style-name="T19">balances</text:span>(<text:span text:style-name="T16">address</text:span><text:span text:style-name="T4"> </text:span><text:span text:style-name="T19">account</text:span>)<text:span text:style-name="T4"> </text:span><text:span text:style-name="T16">external</text:span><text:span text:style-name="T4"> </text:span>view<text:span text:style-name="T4"> </text:span><text:span text:style-name="T16">returns</text:span><text:span text:style-name="T4"> </text:span>(<text:span text:style-name="T16">uint</text:span>)<text:span text:style-name="T4"> </text:span>{</text:p>
            <text:p text:style-name="P28"><text:span text:style-name="T4"><text:s text:c="4"/></text:span><text:span text:style-name="T17">return</text:span><text:span text:style-name="T5"> </text:span><text:span text:style-name="T14">balances[account];</text:span></text:p>
            <text:p text:style-name="P33"><text:span text:style-name="T30">}</text:span></text:p>
          </table:table-cell>
        </table:table-row>
      </table:table>
      <text:p text:style-name="P13"/>
      <table:table table:name="Table6" table:style-name="Table6">
        <table:table-column table:style-name="Table6.A"/>
        <table:table-row table:style-name="TableLine94045353188176">
          <table:table-cell table:style-name="Table6.A1" office:value-type="string">
            <text:p text:style-name="P2"><text:span text:style-name="T4"><text:s/></text:span><text:span text:style-name="T17">mapping</text:span><text:span text:style-name="T5"> </text:span><text:span text:style-name="T14">(</text:span><text:span text:style-name="T17">address</text:span><text:span text:style-name="T5"> </text:span><text:span text:style-name="T8">=&gt;</text:span><text:span text:style-name="T5"> </text:span><text:span text:style-name="T17">uint</text:span><text:span text:style-name="T14">)</text:span><text:span text:style-name="T5"> </text:span><text:span text:style-name="T17">public</text:span><text:span text:style-name="T5"> </text:span><text:span text:style-name="T14">balances;</text:span></text:p>
            <text:p text:style-name="P3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event</text:p>
      <text:p text:style-name="P14">Ethereum <text:span text:style-name="T44">clients</text:span> such as <text:span text:style-name="T44">web applications</text:span> can listen for these events emitted on the blockchain without much cost. As soon as it is emitted, the listener receives the arguments <text:span text:style-name="Source_20_Text"><text:span text:style-name="T45">from</text:span></text:span>, <text:span text:style-name="Source_20_Text"><text:span text:style-name="T45">to </text:span></text:span>and <text:span text:style-name="Source_20_Text"><text:span text:style-name="T45">amount</text:span></text:span>, which makes it possible to track transactions.</text:p>
      <text:p text:style-name="P14"/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5">One way to create a contract through coding on Ethereum is using <text:span text:style-name="T44">JavaScript API</text:span>, called <text:span text:style-name="T44">web3.js</text:span>. This API contains a function called <text:span text:style-name="T44">web3.eth.contract</text:span> which facilitates creating contracts. </text:p>
          </table:table-cell>
        </table:table-row>
      </table:table>
      <text:p text:style-name="P14"/>
      <text:p text:style-name="P14"/>
      <text:p text:style-name="P14">To listen for this event, you could use the following JavaScript code, which uses <text:a xlink:type="simple" xlink:href="https://github.com/ethereum/web3.js/" text:style-name="Internet_20_link" text:visited-style-name="Visited_20_Internet_20_Link">web3.js</text:a><text:span text:style-name="T53"> </text:span>to create the <text:span text:style-name="Source_20_Text"><text:span text:style-name="T47">Coin </text:span></text:span><text:span text:style-name="T44">contract object</text:span>, and any user interface calls the automatically generated <text:span text:style-name="Source_20_Text"><text:span text:style-name="T45">balances </text:span></text:span>function from above:</text:p>
      <text:p text:style-name="P14"/>
      <table:table table:name="Table8" table:style-name="Table8">
        <table:table-column table:style-name="Table8.A"/>
        <table:table-row table:style-name="TableLine94045284856128">
          <table:table-cell table:style-name="Table8.A1" office:value-type="string">
            <text:p text:style-name="P1">Coin.Sent().watch({}, <text:span text:style-name="T55">''</text:span>, <text:span text:style-name="T1">function</text:span>(error, result) {</text:p>
            <text:p text:style-name="P28"><text:s text:c="4"/><text:span text:style-name="T2">if</text:span><text:span text:style-name="T14"> (</text:span><text:span text:style-name="T8">!</text:span><text:span text:style-name="T14">error) {</text:span></text:p>
            <text:p text:style-name="P28"><text:s text:c="8"/><text:span text:style-name="T14">console.log(</text:span><text:span text:style-name="T56">"Coin transfer: "</text:span><text:span text:style-name="T14"> </text:span><text:span text:style-name="T8">+</text:span><text:span text:style-name="T14"> result.args.amount </text:span><text:span text:style-name="T8">+</text:span></text:p>
            <text:p text:style-name="P28"><text:s text:c="12"/><text:span text:style-name="T56">" coins were sent from "</text:span><text:span text:style-name="T14"> </text:span><text:span text:style-name="T8">+</text:span><text:span text:style-name="T14"> result.args.</text:span><text:span text:style-name="T2">from</text:span><text:span text:style-name="T14"> </text:span><text:span text:style-name="T8">+</text:span></text:p>
            <text:p text:style-name="P28"><text:s text:c="12"/><text:span text:style-name="T56">" to "</text:span><text:span text:style-name="T14"> </text:span><text:span text:style-name="T8">+</text:span><text:span text:style-name="T14"> result.args.to </text:span><text:span text:style-name="T8">+</text:span><text:span text:style-name="T14"> </text:span><text:span text:style-name="T56">"."</text:span><text:span text:style-name="T14">);</text:span></text:p>
            <text:p text:style-name="P28"><text:s text:c="8"/><text:span text:style-name="T14">console.log(</text:span><text:span text:style-name="T56">"Balances now:</text:span><text:span text:style-name="T57">\n</text:span><text:span text:style-name="T56">"</text:span><text:span text:style-name="T14"> </text:span><text:span text:style-name="T8">+</text:span></text:p>
            <text:p text:style-name="P28"><text:s text:c="12"/><text:span text:style-name="T56">"Sender: "</text:span><text:span text:style-name="T14"> </text:span><text:span text:style-name="T8">+</text:span><text:span text:style-name="T14"> Coin.balances.</text:span><text:span text:style-name="T58">call</text:span><text:span text:style-name="T14">(result.args.</text:span><text:span text:style-name="T2">from</text:span><text:span text:style-name="T14">) </text:span><text:span text:style-name="T8">+</text:span></text:p>
            <text:p text:style-name="P28"><text:s text:c="12"/><text:span text:style-name="T56">"Receiver: "</text:span><text:span text:style-name="T14"> </text:span><text:span text:style-name="T8">+</text:span><text:span text:style-name="T14"> Coin.balances.</text:span><text:span text:style-name="T58">call</text:span><text:span text:style-name="T14">(result.args.to));</text:span></text:p>
            <text:p text:style-name="P28"><text:s text:c="4"/><text:span text:style-name="T14">}</text:span></text:p>
            <text:p text:style-name="P33"><text:span text:style-name="T30">})</text:span></text:p>
          </table:table-cell>
        </table:table-row>
      </table:table>
      <text:p text:style-name="P14"/>
      <text:p text:style-name="P14"/>
      <text:p text:style-name="P37">If you use this contract to send coins to an address, you will not see anything when you look at that address on a blockchain explorer, because the record that you sent coins and the changed balances are only stored in the data storage of this particular coin contract. <text:span text:style-name="T44">By using events</text:span>, <text:span text:style-name="T44">you can create a “blockchain explorer</text:span>” that <text:span text:style-name="T44">tracks transactions and balances</text:span> of your new coin, but you have to inspect the coin contract address and not the addresses of the coin owners.</text:p>
      <text:p text:style-name="P36"><text:bookmark text:name="id1"/><text:line-break/></text:p>
      <text:p text:style-name="P36"/>
      <text:p text:style-name="P36"/>
      <text:p text:style-name="P36"/>
      <text:p text:style-name="P36"/>
      <text:p text:style-name="P14"/>
      <text:p text:style-name="P15"><text:soft-page-break/><text:a xlink:type="simple" xlink:href="https://docs.soliditylang.org/en/v0.8.13/contracts.html#constructor" text:style-name="Internet_20_link" text:visited-style-name="Visited_20_Internet_20_Link"><text:span text:style-name="T59">constructor</text:span></text:a></text:p>
      <text:p text:style-name="P15"><text:span text:style-name="T53"/></text:p>
      <text:p text:style-name="P14">The <text:a xlink:type="simple" xlink:href="https://docs.soliditylang.org/en/v0.8.13/contracts.html#constructor" text:style-name="Internet_20_link" text:visited-style-name="Visited_20_Internet_20_Link"><text:span text:style-name="T60">constructor</text:span></text:a><text:span text:style-name="T53"> </text:span>is a special function that is executed during the creation of the contract and cannot be called afterwards. In this case, it permanently stores the address of the person creating the contract.</text:p>
      <text:p text:style-name="P14"/>
      <text:p text:style-name="P14"/>
      <text:p text:style-name="P16"><text:span text:style-name="Source_20_Text"><text:span text:style-name="T45"/></text:span></text:p>
      <text:p text:style-name="P16"><text:span text:style-name="Source_20_Text"><text:span text:style-name="T62">msg.sender</text:span></text:span></text:p>
      <text:p text:style-name="P14">The <text:span text:style-name="Source_20_Text"><text:span text:style-name="T45">msg </text:span></text:span>variable is a <text:a xlink:type="simple" xlink:href="https://docs.soliditylang.org/en/v0.8.13/units-and-global-variables.html#special-variables-functions" text:style-name="Internet_20_link" text:visited-style-name="Visited_20_Internet_20_Link"><text:span text:style-name="T60">special </text:span></text:a><text:a xlink:type="simple" xlink:href="https://docs.soliditylang.org/en/v0.8.13/units-and-global-variables.html#special-variables-functions" text:style-name="Internet_20_link" text:visited-style-name="Visited_20_Internet_20_Link"><text:span text:style-name="T61">global variable</text:span></text:a><text:span text:style-name="T53"> </text:span>that contains properties which allow access to the blockchain.<text:span text:style-name="Source_20_Text"><text:span text:style-name="T45">msg.sender </text:span></text:span>is always the <text:span text:style-name="T44">address</text:span> where the current (external) function call came from.</text:p>
      <text:p text:style-name="P14"/>
      <text:p text:style-name="P14"/>
      <text:p text:style-name="P24">mint</text:p>
      <text:p text:style-name="P17"/>
      <text:p text:style-name="P40"><text:span text:style-name="T23">The functions that </text:span><text:span text:style-name="T25">make up the contract</text:span><text:span text:style-name="T23">, and that users and contracts can call are </text:span><text:span text:style-name="Source_20_Text"><text:span text:style-name="T32">mint</text:span></text:span><text:span text:style-name="T23">and </text:span><text:span text:style-name="Source_20_Text"><text:span text:style-name="T32">send</text:span></text:span><text:span text:style-name="T23">. </text:span><text:span text:style-name="T22">The </text:span><text:span text:style-name="Source_20_Text"><text:span text:style-name="T31">mint</text:span></text:span><text:span text:style-name="Source_20_Text"><text:span text:style-name="T28"> </text:span></text:span><text:span text:style-name="T22">function sends an amount of newly created coins to another address.</text:span></text:p>
      <text:p text:style-name="P40"><text:span text:style-name="T22"/></text:p>
      <text:p text:style-name="P40"><text:span text:style-name="T22"/></text:p>
      <text:p text:style-name="P43"><text:span text:style-name="T27">require</text:span></text:p>
      <text:p text:style-name="P42"><text:span text:style-name="T22">The </text:span><text:a xlink:type="simple" xlink:href="https://docs.soliditylang.org/en/v0.8.13/control-structures.html#assert-and-require" text:style-name="Internet_20_link" text:visited-style-name="Visited_20_Internet_20_Link">require</text:a><text:span text:style-name="T33"> </text:span><text:span text:style-name="T22">function call defines conditions that reverts all changes if not met. In this example, </text:span><text:span text:style-name="Source_20_Text"><text:span text:style-name="T31">require(msg.sender == minter); </text:span></text:span><text:span text:style-name="T22">ensures that only the creator of the contract can call </text:span><text:span text:style-name="Source_20_Text"><text:span text:style-name="T31">mint</text:span></text:span><text:span text:style-name="T22">.</text:span></text:p>
      <text:p text:style-name="P42"><text:span text:style-name="T22"/></text:p>
      <text:p text:style-name="P42"><text:span text:style-name="T22"/></text:p>
      <text:p text:style-name="P44"><text:span text:style-name="T27">overflow</text:span></text:p>
      <text:p text:style-name="P45"><text:span text:style-name="T22">In general, the creator can mint as many tokens as they like, but at some point, this will lead to a phenomenon called “</text:span><text:span text:style-name="T26">overflow</text:span><text:span text:style-name="T22">”. Note that because of the default </text:span><text:a xlink:type="simple" xlink:href="https://docs.soliditylang.org/en/v0.8.13/control-structures.html#unchecked" text:style-name="Internet_20_link" text:visited-style-name="Visited_20_Internet_20_Link"><text:span text:style-name="T33">Checked arithmetic</text:span></text:a><text:span text:style-name="T22">, the transaction would revert if the expression </text:span><text:span text:style-name="Source_20_Text"><text:span text:style-name="T31">balances[receiver] += amount; </text:span></text:span><text:span text:style-name="T22">overflows, i.e., when </text:span><text:span text:style-name="Source_20_Text"><text:span text:style-name="T31">balances[receiver] + amount </text:span></text:span><text:span text:style-name="T22">in arbitrary precision arithmetic </text:span><text:span text:style-name="T26">is larger than the maximum value of</text:span><text:span text:style-name="T22"> </text:span><text:span text:style-name="Source_20_Text"><text:span text:style-name="T31">uint </text:span></text:span><text:span text:style-name="T22">(</text:span><text:span text:style-name="Source_20_Text"><text:span text:style-name="T31">2**256 - 1</text:span></text:span><text:span text:style-name="T22">).</text:span></text:p>
      <text:p text:style-name="Text_20_body"><text:line-break/></text:p>
      <text:p text:style-name="Text_20_body"/>
      <text:p text:style-name="Text_20_body"/>
      <text:p text:style-name="P41"><text:soft-page-break/><text:a xlink:type="simple" xlink:href="https://docs.soliditylang.org/en/v0.8.13/control-structures.html#revert-statement" text:style-name="Internet_20_link" text:visited-style-name="Visited_20_Internet_20_Link"><text:span text:style-name="T39">revert</text:span></text:a></text:p>
      <text:p text:style-name="P39"><text:span text:style-name="T26">Errors</text:span><text:span text:style-name="T22"> are used together with the </text:span><text:a xlink:type="simple" xlink:href="https://docs.soliditylang.org/en/v0.8.13/control-structures.html#revert-statement" text:style-name="Internet_20_link" text:visited-style-name="Visited_20_Internet_20_Link"><text:span text:style-name="T42">revert statement</text:span></text:a><text:span text:style-name="T22">. The </text:span><text:span text:style-name="Source_20_Text"><text:span text:style-name="T31">revert</text:span></text:span><text:span text:style-name="Source_20_Text"><text:span text:style-name="T28"> </text:span></text:span><text:span text:style-name="T22">statement unconditionally aborts and reverts all changes similar to the </text:span><text:span text:style-name="Source_20_Text"><text:span text:style-name="T31">require</text:span></text:span><text:span text:style-name="Source_20_Text"><text:span text:style-name="T28"> </text:span></text:span><text:span text:style-name="T22">function, but it also allows you to provide the name of an error and additional data which will be supplied to the caller so that a failure can more easily be debugged or reacted upon.</text:span></text:p>
      <text:p text:style-name="P39"><text:span text:style-name="T22"/></text:p>
      <text:p text:style-name="P38">send</text:p>
      <text:p text:style-name="P46"><text:span text:style-name="T22">The </text:span><text:span text:style-name="Source_20_Text"><text:span text:style-name="T31">send </text:span></text:span><text:span text:style-name="T22">function can be used by anyone to </text:span><text:span text:style-name="T26">send coins</text:span><text:span text:style-name="T22"> to anyone else.</text:span></text:p>
      <text:p text:style-name="P46"><text:span text:style-name="T22">If the </text:span><text:span text:style-name="T26">sender does not have enough coins</text:span><text:span text:style-name="T22"> to send, <text:s/>the </text:span><text:span text:style-name="Source_20_Text"><text:span text:style-name="T31">revert </text:span></text:span><text:span text:style-name="T22">will cause the operation to fail while providing the sender with error details using the </text:span><text:span text:style-name="Source_20_Text"><text:span text:style-name="T31">InsufficientBalance </text:span></text:span><text:span text:style-name="T22">err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7T11:02:14.474091208</dc:date>
    <meta:editing-duration>PT2H41M37S</meta:editing-duration>
    <meta:editing-cycles>41</meta:editing-cycles>
    <meta:generator>LibreOffice/6.4.7.2$Linux_X86_64 LibreOffice_project/40$Build-2</meta:generator>
    <meta:document-statistic meta:table-count="8" meta:image-count="0" meta:object-count="0" meta:page-count="7" meta:paragraph-count="109" meta:word-count="1181" meta:character-count="7620" meta:non-whitespace-character-count="6225"/>
  </office:meta>
</office:document-meta>
</file>